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6F000000025466A09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/>
    <style:font-face style:name="Georgia" svg:font-family="Georgia"/>
    <style:font-face style:name="Al Bayan" svg:font-family="'Al Bayan'" style:font-pitch="variable"/>
    <style:font-face style:name="Al Tarikh" svg:font-family="'Al Tarikh'" style:font-pitch="variable"/>
    <style:font-face style:name="Avenir Light" svg:font-family="'Avenir Light'" style:font-pitch="variable"/>
    <style:font-face style:name="Apple Braille" svg:font-family="'Apple Braille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style:font-name="Avenir Light" fo:font-size="11pt" style:font-size-asian="11pt" style:font-size-complex="11pt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Avenir Light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00%" fo:break-before="auto" fo:break-after="auto" style:writing-mode="lr-tb"/>
      <style:text-properties style:font-name="Avenir Light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00%" style:writing-mode="lr-tb"/>
      <style:text-properties style:font-name="Avenir Light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style:font-name="Avenir Light" fo:font-size="11pt" style:font-size-asian="11pt" style:font-size-complex="11pt"/>
    </style:style>
    <style:style style:name="P7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  <style:text-properties style:font-name="Avenir Light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.5in" fo:margin-right="0in" fo:line-height="100%" fo:text-indent="0in" style:auto-text-indent="false" style:writing-mode="lr-tb"/>
      <style:text-properties style:font-name="Avenir Light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.5in" fo:margin-right="0in" fo:line-height="100%" fo:text-indent="0in" style:auto-text-indent="false" fo:break-before="auto" fo:break-after="auto" style:writing-mode="lr-tb"/>
      <style:text-properties style:font-name="Avenir Light" fo:font-size="11pt" style:font-size-asian="11pt" style:font-size-complex="11pt"/>
    </style:style>
    <style:style style:name="P10" style:family="paragraph" style:parent-style-name="Standard">
      <style:paragraph-properties fo:margin-left="0.5in" fo:margin-right="0in" fo:line-height="100%" fo:text-indent="0in" style:auto-text-indent="false" fo:break-before="auto" fo:break-after="auto" style:writing-mode="lr-tb"/>
      <style:text-properties style:font-name="Avenir Light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 style:list-style-name="LS6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" fo:font-size="11pt" style:font-size-asian="11pt" style:font-size-complex="11pt"/>
    </style:style>
    <style:style style:name="P12" style:family="paragraph" style:parent-style-name="Standard" style:list-style-name="LS7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" fo:font-size="11pt" style:font-size-asian="11pt" style:font-size-complex="11pt"/>
    </style:style>
    <style:style style:name="P13" style:family="paragraph" style:parent-style-name="Standard" style:list-style-name="LS8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" fo:font-size="11pt" style:font-size-asian="11pt" style:font-size-complex="11pt"/>
    </style:style>
    <style:style style:name="P14" style:family="paragraph" style:parent-style-name="Standard" style:list-style-name="LS2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" fo:font-size="11pt" style:font-size-asian="11pt" style:font-size-complex="11pt"/>
    </style:style>
    <style:style style:name="P15" style:family="paragraph" style:parent-style-name="Standard" style:list-style-name="LS3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" fo:font-size="11pt" style:font-size-asian="11pt" style:font-size-complex="11pt"/>
    </style:style>
    <style:style style:name="P16" style:family="paragraph" style:parent-style-name="Standard" style:list-style-name="LS4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" fo:font-size="11pt" style:font-size-asian="11pt" style:font-size-complex="11pt"/>
    </style:style>
    <style:style style:name="P17" style:family="paragraph" style:parent-style-name="Standard" style:list-style-name="LS5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" fo:font-size="11pt" style:font-size-asian="11pt" style:font-size-complex="11pt"/>
    </style:style>
    <style:style style:name="P18" style:family="paragraph" style:parent-style-name="Standard" style:list-style-name="LS1">
      <style:paragraph-properties fo:margin-left="0.5in" fo:margin-right="0in" fo:margin-top="0in" fo:margin-bottom="0in" fo:line-height="100%" fo:text-indent="0in" style:auto-text-indent="false" fo:break-before="auto" fo:break-after="auto" style:writing-mode="lr-tb"/>
      <style:text-properties style:font-name="Avenir Light" fo:font-size="11pt" style:font-size-asian="11pt" style:font-size-complex="11pt"/>
    </style:style>
    <style:style style:name="P19" style:family="paragraph" style:parent-style-name="Standard" style:list-style-name="LS2">
      <style:paragraph-properties fo:margin-left="0.5in" fo:margin-right="0in" fo:margin-top="0in" fo:margin-bottom="0in" fo:line-height="100%" fo:text-indent="0in" style:auto-text-indent="false" fo:break-before="auto" fo:break-after="auto" style:writing-mode="lr-tb"/>
    </style:style>
    <style:style style:name="P20" style:family="paragraph" style:parent-style-name="Standard">
      <style:paragraph-properties fo:margin-left="0.5in" fo:margin-right="0in" fo:line-height="100%" fo:text-indent="0.25in" style:auto-text-indent="false" fo:break-before="auto" fo:break-after="auto" style:writing-mode="lr-tb"/>
      <style:text-properties style:font-name="Avenir Light" fo:font-size="11pt" style:font-size-asian="11pt" style:font-size-complex="11pt"/>
    </style:style>
    <style:style style:name="P21" style:family="paragraph" style:parent-style-name="Standard" style:list-style-name="LS2">
      <style:paragraph-properties fo:margin-left="1in" fo:margin-right="0in" fo:margin-top="0in" fo:margin-bottom="0in" fo:line-height="100%" fo:text-indent="0in" style:auto-text-indent="false" fo:break-before="auto" fo:break-after="auto" style:writing-mode="lr-tb"/>
    </style:style>
    <style:style style:name="P22" style:family="paragraph" style:parent-style-name="Standard" style:list-style-name="LS2">
      <style:paragraph-properties fo:margin-left="1in" fo:margin-right="0in" fo:text-indent="0in" style:auto-text-indent="false"/>
    </style:style>
    <style:style style:name="T1" style:family="text">
      <style:text-properties fo:color="#0000ff" style:font-name="Avenir Light"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color="#0000ff" style:font-name="Avenir Light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3" style:family="text">
      <style:text-properties fo:color="#0000ff" style:font-name="Avenir Light" fo:font-size="11pt" style:text-underline-style="none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venir Light" fo:font-size="11pt" style:font-size-asian="11pt" style:font-size-complex="11pt"/>
    </style:style>
    <style:style style:name="T7" style:family="text">
      <style:text-properties style:font-name="Avenir Light" fo:font-size="22pt" fo:font-weight="bold" style:font-size-asian="22pt" style:font-weight-asian="bold" style:font-size-complex="22pt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color="#800000" style:font-name="Avenir Light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10" style:family="text">
      <style:text-properties fo:color="#280099" style:font-name="Avenir Light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11" style:family="text">
      <style:text-properties fo:color="#280099" style:font-name="Avenir Light" fo:font-size="11pt" style:text-underline-style="solid" style:text-underline-width="auto" style:text-underline-color="font-color" style:font-size-asian="11pt" style:font-size-complex="11pt"/>
    </style:style>
    <style:style style:name="fr1" style:family="graphic" style:parent-style-name="Graphics">
      <style:graphic-properties fo:margin-left="0.1252in" fo:margin-right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Lindsay Young<text:tab/><text:tab/><text:tab/><text:tab/><text:tab/><text:tab/></text:span><text:a xlink:type="simple" xlink:href="mailto:lindsay.n.young@gmail.com">lindsay</text:a><text:a xlink:type="simple" xlink:href="mailto:lindsay.n.young@gmail.com">.</text:a><text:a xlink:type="simple" xlink:href="mailto:lindsay.n.young@gmail.com">n</text:a><text:a xlink:type="simple" xlink:href="mailto:lindsay.n.young@gmail.com">.</text:a><text:a xlink:type="simple" xlink:href="mailto:lindsay.n.young@gmail.com">young</text:a><text:a xlink:type="simple" xlink:href="mailto:lindsay.n.young@gmail.com">@</text:a><text:a xlink:type="simple" xlink:href="mailto:lindsay.n.young@gmail.com">gmail</text:a><text:a xlink:type="simple" xlink:href="mailto:lindsay.n.young@gmail.com">.</text:a><text:a xlink:type="simple" xlink:href="mailto:lindsay.n.young@gmail.com">com</text:a><text:span text:style-name="T6"><text:tab/><text:tab/><text:tab/><text:tab/><text:tab/><text:tab/><text:tab/><text:tab/><text:tab/></text:span><text:a xlink:type="simple" xlink:href="https://twitter.com/not_young">@</text:a><text:a xlink:type="simple" xlink:href="https://twitter.com/not_young">not</text:a><text:a xlink:type="simple" xlink:href="https://twitter.com/not_young">_</text:a><text:a xlink:type="simple" xlink:href="https://twitter.com/not_young">young</text:a><text:span text:style-name="T6"><text:tab/><text:tab/><text:tab/><text:tab/><text:tab/><text:tab/><text:tab/><text:tab/><text:tab/><text:tab/><text:tab/></text:span><text:a xlink:type="simple" xlink:href="https://github.com/LindsayYoung">github</text:a><text:a xlink:type="simple" xlink:href="https://github.com/LindsayYoung">.</text:a><text:a xlink:type="simple" xlink:href="https://github.com/LindsayYoung">com</text:a><text:a xlink:type="simple" xlink:href="https://github.com/LindsayYoung">/</text:a><text:a xlink:type="simple" xlink:href="https://github.com/LindsayYoung">LindsayYoung</text:a><text:span text:style-name="T6"><text:tab/><text:tab/></text:span></text:p>
      <text:p text:style-name="P6"><draw:frame draw:style-name="fr1" draw:name="graphics1" text:anchor-type="as-char" svg:width="5.9957in" svg:height="0.0193in" draw:z-index="0"><draw:image xlink:href="Pictures/100000000000026F000000025466A09A.png" xlink:type="simple" xlink:show="embed" xlink:actuate="onLoad"/></draw:frame></text:p>
      <text:p text:style-name="P2">Building open data and open source technologies that fuel efficient, open governance.</text:p>
      <text:p text:style-name="P3"/>
      <text:p text:style-name="P4">Skills</text:p>
      <text:list xml:id="list2120057424551176444" text:style-name="LS1">
        <text:list-item>
          <text:p text:style-name="P18">Exceptional written and verbal communication skills</text:p>
        </text:list-item>
        <text:list-item>
          <text:p text:style-name="P18">Strong project management capabilities</text:p>
        </text:list-item>
        <text:list-item>
          <text:p text:style-name="P18">Rapid learner of technology and new concepts</text:p>
        </text:list-item>
      </text:list>
      <text:p text:style-name="P3"/>
      <text:p text:style-name="P4">Experience</text:p>
      <text:p text:style-name="P5"/>
      <text:p text:style-name="P9"><text:span text:style-name="T4">Sunlight Foundation <text:tab/><text:tab/><text:tab/><text:tab/><text:tab/><text:tab/><text:tab/>Nov 2010 - Present</text:span></text:p>
      <text:p text:style-name="P20"><text:span text:style-name="T4">Current</text:span><text:span text:style-name="T4"> </text:span><text:span text:style-name="T4">title</text:span><text:span text:style-name="T4">: </text:span><text:span text:style-name="T4">Software</text:span><text:span text:style-name="T4"> </text:span><text:span text:style-name="T4">Developer</text:span></text:p>
      <text:p text:style-name="P20">Former titles: Reporter, Researcher</text:p>
      <text:list xml:id="list212026275708146962" text:style-name="LS2">
        <text:list-item>
          <text:p text:style-name="P14">Lead software developer on vital projects, including large scale data projects, user facing products and internal tools.</text:p>
        </text:list-item>
        <text:list-item>
          <text:p text:style-name="P14">Coordinated across Policy, Reporting, Design and Communications departments to strategize, develop and launch web projects that use government data to connect journalists and citizens to their government.</text:p>
        </text:list-item>
        <text:list-item>
          <text:p text:style-name="P14"><text:span text:style-name="T5">Currently</text:span><text:span text:style-name="T5"> </text:span><text:span text:style-name="T5">maintaining</text:span><text:span text:style-name="T5">:</text:span></text:p>
        </text:list-item>
        <text:list-item>
          <text:p text:style-name="P21"><text:a xlink:type="simple" xlink:href="http://foreign.influenceexplorer.com/">Foreign</text:a><text:a xlink:type="simple" xlink:href="http://foreign.influenceexplorer.com/"> </text:a><text:a xlink:type="simple" xlink:href="http://foreign.influenceexplorer.com/">Influence</text:a><text:a xlink:type="simple" xlink:href="http://foreign.influenceexplorer.com/"> </text:a><text:a xlink:type="simple" xlink:href="http://foreign.influenceexplorer.com/">Explorer</text:a><text:span text:style-name="T6"><text:line-break/>(Python, Django) A project that turns DOJ records into a database and website about foreign influence in the US.</text:span></text:p>
        </text:list-item>
        <text:list-item>
          <text:p text:style-name="P21"><text:a xlink:type="simple" xlink:href="https://sunlightlabs.github.io/congress/">Congress</text:a><text:a xlink:type="simple" xlink:href="https://sunlightlabs.github.io/congress/"> </text:a><text:a xlink:type="simple" xlink:href="https://sunlightlabs.github.io/congress/">API</text:a><text:span text:style-name="T6"><text:line-break/>(Ruby, Sinatra) An API about the work and structure of Congress.</text:span></text:p>
        </text:list-item>
        <text:list-item>
          <text:p text:style-name="P22"><text:a xlink:type="simple" xlink:href="https://scout.sunlightfoundation.com/"><text:span text:style-name="T10">Scout</text:span></text:a><text:span text:style-name="T6"><text:line-break/>(Ruby, Sinatra) An alert service that delivers emails about Congress, regulations, state governments and court documents.</text:span></text:p>
        </text:list-item>
        <text:list-item>
          <text:p text:style-name="P21"><text:a xlink:type="simple" xlink:href="http://capitolwords.org/">Capitol</text:a><text:a xlink:type="simple" xlink:href="http://capitolwords.org/"> </text:a><text:a xlink:type="simple" xlink:href="http://capitolwords.org/">Words</text:a><text:span text:style-name="T6"><text:line-break/>(Python Django) A website and API that ingests and parses the Congressional Record.</text:span></text:p>
        </text:list-item>
        <text:list-item>
          <text:p text:style-name="P14"><text:span text:style-name="T5">Writing</text:span><text:span text:style-name="T5"> </text:span><text:span text:style-name="T5">experience</text:span><text:span text:style-name="T5">:</text:span></text:p>
        </text:list-item>
        <text:list-item>
          <text:p text:style-name="P21"><text:a xlink:type="simple" xlink:href="http://sunlightfoundation.com/blog/2014/05/08/what-countries-spent-the-most-to-influence-the-usa-in-2013/">What</text:a><text:a xlink:type="simple" xlink:href="http://sunlightfoundation.com/blog/2014/05/08/what-countries-spent-the-most-to-influence-the-usa-in-2013/"> </text:a><text:a xlink:type="simple" xlink:href="http://sunlightfoundation.com/blog/2014/05/08/what-countries-spent-the-most-to-influence-the-usa-in-2013/">countries</text:a><text:a xlink:type="simple" xlink:href="http://sunlightfoundation.com/blog/2014/05/08/what-countries-spent-the-most-to-influence-the-usa-in-2013/"> </text:a><text:a xlink:type="simple" xlink:href="http://sunlightfoundation.com/blog/2014/05/08/what-countries-spent-the-most-to-influence-the-usa-in-2013/">spent</text:a><text:a xlink:type="simple" xlink:href="http://sunlightfoundation.com/blog/2014/05/08/what-countries-spent-the-most-to-influence-the-usa-in-2013/"> </text:a><text:a xlink:type="simple" xlink:href="http://sunlightfoundation.com/blog/2014/05/08/what-countries-spent-the-most-to-influence-the-usa-in-2013/">the</text:a><text:a xlink:type="simple" xlink:href="http://sunlightfoundation.com/blog/2014/05/08/what-countries-spent-the-most-to-influence-the-usa-in-2013/"> </text:a><text:a xlink:type="simple" xlink:href="http://sunlightfoundation.com/blog/2014/05/08/what-countries-spent-the-most-to-influence-the-usa-in-2013/">most</text:a><text:a xlink:type="simple" xlink:href="http://sunlightfoundation.com/blog/2014/05/08/what-countries-spent-the-most-to-influence-the-usa-in-2013/"> </text:a><text:a xlink:type="simple" xlink:href="http://sunlightfoundation.com/blog/2014/05/08/what-countries-spent-the-most-to-influence-the-usa-in-2013/">to</text:a><text:a xlink:type="simple" xlink:href="http://sunlightfoundation.com/blog/2014/05/08/what-countries-spent-the-most-to-influence-the-usa-in-2013/"> </text:a><text:a xlink:type="simple" xlink:href="http://sunlightfoundation.com/blog/2014/05/08/what-countries-spent-the-most-to-influence-the-usa-in-2013/">influence</text:a><text:a xlink:type="simple" xlink:href="http://sunlightfoundation.com/blog/2014/05/08/what-countries-spent-the-most-to-influence-the-usa-in-2013/"> </text:a><text:a xlink:type="simple" xlink:href="http://sunlightfoundation.com/blog/2014/05/08/what-countries-spent-the-most-to-influence-the-usa-in-2013/">the</text:a><text:a xlink:type="simple" xlink:href="http://sunlightfoundation.com/blog/2014/05/08/what-countries-spent-the-most-to-influence-the-usa-in-2013/"> </text:a><text:a xlink:type="simple" xlink:href="http://sunlightfoundation.com/blog/2014/05/08/what-countries-spent-the-most-to-influence-the-usa-in-2013/">USA</text:a><text:a xlink:type="simple" xlink:href="http://sunlightfoundation.com/blog/2014/05/08/what-countries-spent-the-most-to-influence-the-usa-in-2013/"> </text:a><text:a xlink:type="simple" xlink:href="http://sunlightfoundation.com/blog/2014/05/08/what-countries-spent-the-most-to-influence-the-usa-in-2013/">in</text:a><text:a xlink:type="simple" xlink:href="http://sunlightfoundation.com/blog/2014/05/08/what-countries-spent-the-most-to-influence-the-usa-in-2013/"> 2013?</text:a><text:span text:style-name="T3"> </text:span><text:span text:style-name="T6">Used Foreign Influence Explorer Data to calculate the top lobbying countries, according to DOJ records.</text:span></text:p>
        </text:list-item>
        <text:list-item>
          <text:p text:style-name="P21"><text:a xlink:type="simple" xlink:href="http://sunlightfoundation.com/blog/2013/05/16/final-look-at-outside-spenders-2012-return-on-investment/">Outside</text:a><text:a xlink:type="simple" xlink:href="http://sunlightfoundation.com/blog/2013/05/16/final-look-at-outside-spenders-2012-return-on-investment/"> </text:a><text:a xlink:type="simple" xlink:href="http://sunlightfoundation.com/blog/2013/05/16/final-look-at-outside-spenders-2012-return-on-investment/">Spenders</text:a><text:a xlink:type="simple" xlink:href="http://sunlightfoundation.com/blog/2013/05/16/final-look-at-outside-spenders-2012-return-on-investment/"> </text:a><text:a xlink:type="simple" xlink:href="http://sunlightfoundation.com/blog/2013/05/16/final-look-at-outside-spenders-2012-return-on-investment/">Return</text:a><text:a xlink:type="simple" xlink:href="http://sunlightfoundation.com/blog/2013/05/16/final-look-at-outside-spenders-2012-return-on-investment/"> </text:a><text:a xlink:type="simple" xlink:href="http://sunlightfoundation.com/blog/2013/05/16/final-look-at-outside-spenders-2012-return-on-investment/">on</text:a><text:a xlink:type="simple" xlink:href="http://sunlightfoundation.com/blog/2013/05/16/final-look-at-outside-spenders-2012-return-on-investment/"> </text:a><text:a xlink:type="simple" xlink:href="http://sunlightfoundation.com/blog/2013/05/16/final-look-at-outside-spenders-2012-return-on-investment/">investment</text:a><text:span text:style-name="T3"> </text:span><text:span text:style-name="T6">Created a new political metric by calculating the percent of money spent on winning candidates.</text:span></text:p>
        </text:list-item>
        <text:list-item>
          <text:p text:style-name="P21"><text:a xlink:type="simple" xlink:href="http://sunlightfoundation.com/blog/author/lyoung/">see</text:a><text:a xlink:type="simple" xlink:href="http://sunlightfoundation.com/blog/author/lyoung/"> </text:a><text:a xlink:type="simple" xlink:href="http://sunlightfoundation.com/blog/author/lyoung/">all</text:a><text:a xlink:type="simple" xlink:href="http://sunlightfoundation.com/blog/author/lyoung/"> </text:a><text:a xlink:type="simple" xlink:href="http://sunlightfoundation.com/blog/author/lyoung/">posts</text:a></text:p>
        </text:list-item>
        <text:list-item>
          <text:p text:style-name="P19"><text:span text:style-name="T6">Co-Organized </text:span><text:a xlink:type="simple" xlink:href="http://transparencycamp.org/"><text:span text:style-name="T11">TransparencyCamp</text:span></text:a><text:span text:style-name="T3"> </text:span><text:span text:style-name="T6">2013-2014, The Sunlight Foundation's annual conference. Worked across departments managing personnel and logistics for the event.</text:span></text:p>
        </text:list-item>
        <text:list-item>
          <text:p text:style-name="P19"><text:soft-page-break/><text:span text:style-name="T6">Helped craft policy agenda on foreign lobbying and contributed to getting FARA reform into the DOJ's </text:span><text:a xlink:type="simple" xlink:href="http://www.justice.gov/open/doj-open-government-plan.pdf">Open</text:a><text:a xlink:type="simple" xlink:href="http://www.justice.gov/open/doj-open-government-plan.pdf"> </text:a><text:a xlink:type="simple" xlink:href="http://www.justice.gov/open/doj-open-government-plan.pdf">Government</text:a><text:a xlink:type="simple" xlink:href="http://www.justice.gov/open/doj-open-government-plan.pdf"> </text:a><text:a xlink:type="simple" xlink:href="http://www.justice.gov/open/doj-open-government-plan.pdf">Plan</text:a><text:span text:style-name="T6">.</text:span></text:p>
        </text:list-item>
        <text:list-item>
          <text:p text:style-name="P14">My work has been cited by: The New York Times, Washington Post, TIME Swampland, Washington Times, National Journal, Politico, Huffington Post, CNN Money, Reuters, Atlantic Wire, USA Today and other media outlets.</text:p>
        </text:list-item>
      </text:list>
      <text:p text:style-name="P8"/>
      <text:p text:style-name="P9"><text:span text:style-name="T4">Morgan Training Company <text:tab/><text:tab/><text:tab/><text:tab/><text:tab/><text:tab/>Oct 2007 – May 2009</text:span></text:p>
      <text:p text:style-name="P20"><text:span text:style-name="T4">Title</text:span><text:span text:style-name="T4">: </text:span><text:span text:style-name="T4">Marketing</text:span><text:span text:style-name="T4"> </text:span><text:span text:style-name="T4">Analyst</text:span><text:span text:style-name="T4"> (</text:span><text:span text:style-name="T4">P</text:span><text:span text:style-name="T4">/</text:span><text:span text:style-name="T4">T</text:span><text:span text:style-name="T4">)</text:span></text:p>
      <text:list xml:id="list5659700403483149668" text:style-name="LS3">
        <text:list-item>
          <text:p text:style-name="P15">Morgan Training Company provides sales training to engineering professionals. I analyzed customer satisfaction surveys using quantitative and qualitative methods. I compiled the results into a report and chose testimonials for marketing materials.</text:p>
        </text:list-item>
      </text:list>
      <text:p text:style-name="P10"/>
      <text:p text:style-name="P9"><text:span text:style-name="T4">The Senatorial Office of Byron Dorgan<text:tab/><text:tab/><text:tab/><text:tab/> Aug 2006 – Dec 2006</text:span></text:p>
      <text:p text:style-name="P20"><text:span text:style-name="T4">Title</text:span><text:span text:style-name="T4">: </text:span><text:span text:style-name="T4">Intern</text:span></text:p>
      <text:list xml:id="list6073725151000538347" text:style-name="LS4">
        <text:list-item>
          <text:p text:style-name="P16">I conducted research, wrote memos and constituent letters. I also produced graphics, wrote a brochure, and composed an office tour guide manual using verified information including maps, a glossary, and talking points.</text:p>
        </text:list-item>
      </text:list>
      <text:p text:style-name="P10"/>
      <text:p text:style-name="P9"><text:span text:style-name="T4">The Congressional Office of Anna Eshoo <text:tab/><text:tab/><text:tab/><text:tab/>Sept 2005 – Dec 2005</text:span></text:p>
      <text:p text:style-name="P20"><text:span text:style-name="T4">Title</text:span><text:span text:style-name="T4">: </text:span><text:span text:style-name="T4">Intern</text:span></text:p>
      <text:list xml:id="list4025088146542765099" text:style-name="LS5">
        <text:list-item>
          <text:p text:style-name="P17">I wrote a constituent letter and performed receptionist duties. I obtained Congressional Research Service Certification and used CRS services provided by the Library of Congress.</text:p>
        </text:list-item>
      </text:list>
      <text:p text:style-name="P3"/>
      <text:p text:style-name="P4">Education</text:p>
      <text:p text:style-name="P9"><text:span text:style-name="T4">Pepperdine</text:span><text:span text:style-name="T4"> </text:span><text:span text:style-name="T4">University</text:span></text:p>
      <text:list xml:id="list5524013137492060082" text:style-name="LS6">
        <text:list-item>
          <text:p text:style-name="P11"><text:span text:style-name="T5">Master in Public Policy 2010</text:span></text:p>
        </text:list-item>
        <text:list-item>
          <text:p text:style-name="P11"><text:span text:style-name="T5">3.96 GPA, Rank 2 of 50</text:span></text:p>
        </text:list-item>
        <text:list-item>
          <text:p text:style-name="P11"><text:span text:style-name="T5">Concentration in International Relations</text:span></text:p>
        </text:list-item>
      </text:list>
      <text:p text:style-name="P10"/>
      <text:p text:style-name="P9"><text:span text:style-name="T4">University California, Riverside</text:span></text:p>
      <text:list xml:id="list8144780335553887031" text:style-name="LS7">
        <text:list-item>
          <text:p text:style-name="P12"><text:span text:style-name="T5">B.A. in History 2007</text:span></text:p>
        </text:list-item>
        <text:list-item>
          <text:p text:style-name="P12">3.91 GPA, Summa cum laude</text:p>
        </text:list-item>
        <text:list-item>
          <text:p text:style-name="P12"><text:span text:style-name="T5">Phi Beta Kappa</text:span></text:p>
        </text:list-item>
      </text:list>
      <text:p text:style-name="P10"/>
      <text:p text:style-name="P7">Technologies</text:p>
      <text:list xml:id="list1278374707548096566" text:style-name="LS8">
        <text:list-item>
          <text:p text:style-name="P13"><text:span text:style-name="T4">Programming languages</text:span>: Python, Ruby, Javascript</text:p>
        </text:list-item>
        <text:list-item>
          <text:p text:style-name="P13"><text:span text:style-name="T4">Web frameworks</text:span>: Django, Sinatra</text:p>
        </text:list-item>
        <text:list-item>
          <text:p text:style-name="P13"><text:span text:style-name="T4">Databases and search</text:span>: MySQL, MongoDB, Elasticsearch</text:p>
        </text:list-item>
        <text:list-item>
          <text:p text:style-name="P13">HTML5 and CSS3</text:p>
        </text:list-item>
        <text:list-item>
          <text:p text:style-name="P13">Use Amazon EC2 and S3 services</text:p>
        </text:list-item>
        <text:list-item>
          <text:p text:style-name="P13">Creation, use and maintenance of AP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/>
    <style:font-face style:name="Georgia" svg:font-family="Georgia"/>
    <style:font-face style:name="Al Bayan" svg:font-family="'Al Bayan'" style:font-pitch="variable"/>
    <style:font-face style:name="Al Tarikh" svg:font-family="'Al Tarikh'" style:font-pitch="variable"/>
    <style:font-face style:name="Avenir Light" svg:font-family="'Avenir Light'" style:font-pitch="variable"/>
    <style:font-face style:name="Apple Braille" svg:font-family="'Apple Braille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Cambria" fo:font-size="12pt" fo:font-style="normal" style:text-underline-style="none" fo:font-weight="normal" style:font-name-asian="Cambria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in" fo:margin-bottom="0in" fo:line-height="100%" fo:keep-together="always" fo:break-before="auto" fo:break-after="auto" fo:keep-with-next="always" style:writing-mode="lr-tb"/>
      <style:text-properties style:font-name="Times New Roman" fo:font-size="7pt" fo:font-weight="bold" style:font-name-asian="Times New Roman" style:font-size-asian="7pt" style:font-weight-asian="bold" style:font-name-complex="Times New Roman" style:font-size-complex="7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font-name="Arial" fo:font-size="10pt" style:font-name-asian="Arial" style:font-size-asian="10pt" style:font-name-complex="Arial" style:font-size-complex="10pt"/>
    </style:style>
    <style:style style:name="List1Level1" style:family="text">
      <style:text-properties style:font-name="Arial" fo:font-size="10pt" style:font-name-asian="Arial" style:font-size-asian="10pt" style:font-name-complex="Arial" style:font-size-complex="10pt"/>
    </style:style>
    <style:style style:name="List1Level2" style:family="text">
      <style:text-properties style:font-name="Arial" fo:font-size="10pt" style:font-name-asian="Arial" style:font-size-asian="10pt" style:font-name-complex="Arial" style:font-size-complex="10pt"/>
    </style:style>
    <style:style style:name="List1Level3" style:family="text">
      <style:text-properties style:font-name="Arial" fo:font-size="10pt" style:font-name-asian="Arial" style:font-size-asian="10pt" style:font-name-complex="Arial" style:font-size-complex="10pt"/>
    </style:style>
    <style:style style:name="List1Level4" style:family="text">
      <style:text-properties style:font-name="Arial" fo:font-size="10pt" style:font-name-asian="Arial" style:font-size-asian="10pt" style:font-name-complex="Arial" style:font-size-complex="10pt"/>
    </style:style>
    <style:style style:name="List1Level5" style:family="text">
      <style:text-properties style:font-name="Arial" fo:font-size="10pt" style:font-name-asian="Arial" style:font-size-asian="10pt" style:font-name-complex="Arial" style:font-size-complex="10pt"/>
    </style:style>
    <style:style style:name="List1Level6" style:family="text">
      <style:text-properties style:font-name="Arial" fo:font-size="10pt" style:font-name-asian="Arial" style:font-size-asian="10pt" style:font-name-complex="Arial" style:font-size-complex="10pt"/>
    </style:style>
    <style:style style:name="List1Level7" style:family="text">
      <style:text-properties style:font-name="Arial" fo:font-size="10pt" style:font-name-asian="Arial" style:font-size-asian="10pt" style:font-name-complex="Arial" style:font-size-complex="10pt"/>
    </style:style>
    <style:style style:name="List1Level8" style:family="text">
      <style:text-properties style:font-name="Arial" fo:font-size="10pt" style:font-name-asian="Arial" style:font-size-asian="10pt" style:font-name-complex="Arial" style:font-size-complex="10pt"/>
    </style:style>
    <style:style style:name="List2Level0" style:family="text">
      <style:text-properties style:font-name="Arial" fo:font-size="10pt" style:font-name-asian="Arial" style:font-size-asian="10pt" style:font-name-complex="Arial" style:font-size-complex="10pt"/>
    </style:style>
    <style:style style:name="List2Level1" style:family="text">
      <style:text-properties style:font-name="Arial" fo:font-size="10pt" style:font-name-asian="Arial" style:font-size-asian="10pt" style:font-name-complex="Arial" style:font-size-complex="10pt"/>
    </style:style>
    <style:style style:name="List2Level2" style:family="text">
      <style:text-properties style:font-name="Arial" fo:font-size="10pt" style:font-name-asian="Arial" style:font-size-asian="10pt" style:font-name-complex="Arial" style:font-size-complex="10pt"/>
    </style:style>
    <style:style style:name="List2Level3" style:family="text">
      <style:text-properties style:font-name="Arial" fo:font-size="10pt" style:font-name-asian="Arial" style:font-size-asian="10pt" style:font-name-complex="Arial" style:font-size-complex="10pt"/>
    </style:style>
    <style:style style:name="List2Level4" style:family="text">
      <style:text-properties style:font-name="Arial" fo:font-size="10pt" style:font-name-asian="Arial" style:font-size-asian="10pt" style:font-name-complex="Arial" style:font-size-complex="10pt"/>
    </style:style>
    <style:style style:name="List2Level5" style:family="text">
      <style:text-properties style:font-name="Arial" fo:font-size="10pt" style:font-name-asian="Arial" style:font-size-asian="10pt" style:font-name-complex="Arial" style:font-size-complex="10pt"/>
    </style:style>
    <style:style style:name="List2Level6" style:family="text">
      <style:text-properties style:font-name="Arial" fo:font-size="10pt" style:font-name-asian="Arial" style:font-size-asian="10pt" style:font-name-complex="Arial" style:font-size-complex="10pt"/>
    </style:style>
    <style:style style:name="List2Level7" style:family="text">
      <style:text-properties style:font-name="Arial" fo:font-size="10pt" style:font-name-asian="Arial" style:font-size-asian="10pt" style:font-name-complex="Arial" style:font-size-complex="10pt"/>
    </style:style>
    <style:style style:name="List2Level8" style:family="text">
      <style:text-properties style:font-name="Arial" fo:font-size="10pt" style:font-name-asian="Arial" style:font-size-asian="10pt" style:font-name-complex="Arial" style:font-size-complex="10pt"/>
    </style:style>
    <style:style style:name="List3Level0" style:family="text">
      <style:text-properties style:font-name="Arial" fo:font-size="10pt" style:font-name-asian="Arial" style:font-size-asian="10pt" style:font-name-complex="Arial" style:font-size-complex="10pt"/>
    </style:style>
    <style:style style:name="List3Level1" style:family="text">
      <style:text-properties style:font-name="Arial" fo:font-size="10pt" style:font-name-asian="Arial" style:font-size-asian="10pt" style:font-name-complex="Arial" style:font-size-complex="10pt"/>
    </style:style>
    <style:style style:name="List3Level2" style:family="text">
      <style:text-properties style:font-name="Arial" fo:font-size="10pt" style:font-name-asian="Arial" style:font-size-asian="10pt" style:font-name-complex="Arial" style:font-size-complex="10pt"/>
    </style:style>
    <style:style style:name="List3Level3" style:family="text">
      <style:text-properties style:font-name="Arial" fo:font-size="10pt" style:font-name-asian="Arial" style:font-size-asian="10pt" style:font-name-complex="Arial" style:font-size-complex="10pt"/>
    </style:style>
    <style:style style:name="List3Level4" style:family="text">
      <style:text-properties style:font-name="Arial" fo:font-size="10pt" style:font-name-asian="Arial" style:font-size-asian="10pt" style:font-name-complex="Arial" style:font-size-complex="10pt"/>
    </style:style>
    <style:style style:name="List3Level5" style:family="text">
      <style:text-properties style:font-name="Arial" fo:font-size="10pt" style:font-name-asian="Arial" style:font-size-asian="10pt" style:font-name-complex="Arial" style:font-size-complex="10pt"/>
    </style:style>
    <style:style style:name="List3Level6" style:family="text">
      <style:text-properties style:font-name="Arial" fo:font-size="10pt" style:font-name-asian="Arial" style:font-size-asian="10pt" style:font-name-complex="Arial" style:font-size-complex="10pt"/>
    </style:style>
    <style:style style:name="List3Level7" style:family="text">
      <style:text-properties style:font-name="Arial" fo:font-size="10pt" style:font-name-asian="Arial" style:font-size-asian="10pt" style:font-name-complex="Arial" style:font-size-complex="10pt"/>
    </style:style>
    <style:style style:name="List3Level8" style:family="text">
      <style:text-properties style:font-name="Arial" fo:font-size="10pt" style:font-name-asian="Arial" style:font-size-asian="10pt" style:font-name-complex="Arial" style:font-size-complex="10pt"/>
    </style:style>
    <style:style style:name="List4Level0" style:family="text">
      <style:text-properties style:font-name="Arial" fo:font-size="10pt" style:font-name-asian="Arial" style:font-size-asian="10pt" style:font-name-complex="Arial" style:font-size-complex="10pt"/>
    </style:style>
    <style:style style:name="List4Level1" style:family="text">
      <style:text-properties style:font-name="Arial" fo:font-size="10pt" style:font-name-asian="Arial" style:font-size-asian="10pt" style:font-name-complex="Arial" style:font-size-complex="10pt"/>
    </style:style>
    <style:style style:name="List4Level2" style:family="text">
      <style:text-properties style:font-name="Arial" fo:font-size="10pt" style:font-name-asian="Arial" style:font-size-asian="10pt" style:font-name-complex="Arial" style:font-size-complex="10pt"/>
    </style:style>
    <style:style style:name="List4Level3" style:family="text">
      <style:text-properties style:font-name="Arial" fo:font-size="10pt" style:font-name-asian="Arial" style:font-size-asian="10pt" style:font-name-complex="Arial" style:font-size-complex="10pt"/>
    </style:style>
    <style:style style:name="List4Level4" style:family="text">
      <style:text-properties style:font-name="Arial" fo:font-size="10pt" style:font-name-asian="Arial" style:font-size-asian="10pt" style:font-name-complex="Arial" style:font-size-complex="10pt"/>
    </style:style>
    <style:style style:name="List4Level5" style:family="text">
      <style:text-properties style:font-name="Arial" fo:font-size="10pt" style:font-name-asian="Arial" style:font-size-asian="10pt" style:font-name-complex="Arial" style:font-size-complex="10pt"/>
    </style:style>
    <style:style style:name="List4Level6" style:family="text">
      <style:text-properties style:font-name="Arial" fo:font-size="10pt" style:font-name-asian="Arial" style:font-size-asian="10pt" style:font-name-complex="Arial" style:font-size-complex="10pt"/>
    </style:style>
    <style:style style:name="List4Level7" style:family="text">
      <style:text-properties style:font-name="Arial" fo:font-size="10pt" style:font-name-asian="Arial" style:font-size-asian="10pt" style:font-name-complex="Arial" style:font-size-complex="10pt"/>
    </style:style>
    <style:style style:name="List4Level8" style:family="text">
      <style:text-properties style:font-name="Arial" fo:font-size="10pt" style:font-name-asian="Arial" style:font-size-asian="10pt" style:font-name-complex="Arial" style:font-size-complex="10pt"/>
    </style:style>
    <style:style style:name="List5Level0" style:family="text">
      <style:text-properties style:font-name="Arial" fo:font-size="10pt" style:font-name-asian="Arial" style:font-size-asian="10pt" style:font-name-complex="Arial" style:font-size-complex="10pt"/>
    </style:style>
    <style:style style:name="List5Level1" style:family="text">
      <style:text-properties style:font-name="Arial" fo:font-size="10pt" style:font-name-asian="Arial" style:font-size-asian="10pt" style:font-name-complex="Arial" style:font-size-complex="10pt"/>
    </style:style>
    <style:style style:name="List5Level2" style:family="text">
      <style:text-properties style:font-name="Arial" fo:font-size="10pt" style:font-name-asian="Arial" style:font-size-asian="10pt" style:font-name-complex="Arial" style:font-size-complex="10pt"/>
    </style:style>
    <style:style style:name="List5Level3" style:family="text">
      <style:text-properties style:font-name="Arial" fo:font-size="10pt" style:font-name-asian="Arial" style:font-size-asian="10pt" style:font-name-complex="Arial" style:font-size-complex="10pt"/>
    </style:style>
    <style:style style:name="List5Level4" style:family="text">
      <style:text-properties style:font-name="Arial" fo:font-size="10pt" style:font-name-asian="Arial" style:font-size-asian="10pt" style:font-name-complex="Arial" style:font-size-complex="10pt"/>
    </style:style>
    <style:style style:name="List5Level5" style:family="text">
      <style:text-properties style:font-name="Arial" fo:font-size="10pt" style:font-name-asian="Arial" style:font-size-asian="10pt" style:font-name-complex="Arial" style:font-size-complex="10pt"/>
    </style:style>
    <style:style style:name="List5Level6" style:family="text">
      <style:text-properties style:font-name="Arial" fo:font-size="10pt" style:font-name-asian="Arial" style:font-size-asian="10pt" style:font-name-complex="Arial" style:font-size-complex="10pt"/>
    </style:style>
    <style:style style:name="List5Level7" style:family="text">
      <style:text-properties style:font-name="Arial" fo:font-size="10pt" style:font-name-asian="Arial" style:font-size-asian="10pt" style:font-name-complex="Arial" style:font-size-complex="10pt"/>
    </style:style>
    <style:style style:name="List5Level8" style:family="text">
      <style:text-properties style:font-name="Arial" fo:font-size="10pt" style:font-name-asian="Arial" style:font-size-asian="10pt" style:font-name-complex="Arial" style:font-size-complex="10pt"/>
    </style:style>
    <style:style style:name="List6Level0" style:family="text">
      <style:text-properties style:font-name="Arial" fo:font-size="10pt" style:font-name-asian="Arial" style:font-size-asian="10pt" style:font-name-complex="Arial" style:font-size-complex="10pt"/>
    </style:style>
    <style:style style:name="List6Level1" style:family="text">
      <style:text-properties style:font-name="Arial" fo:font-size="10pt" style:font-name-asian="Arial" style:font-size-asian="10pt" style:font-name-complex="Arial" style:font-size-complex="10pt"/>
    </style:style>
    <style:style style:name="List6Level2" style:family="text">
      <style:text-properties style:font-name="Arial" fo:font-size="10pt" style:font-name-asian="Arial" style:font-size-asian="10pt" style:font-name-complex="Arial" style:font-size-complex="10pt"/>
    </style:style>
    <style:style style:name="List6Level3" style:family="text">
      <style:text-properties style:font-name="Arial" fo:font-size="10pt" style:font-name-asian="Arial" style:font-size-asian="10pt" style:font-name-complex="Arial" style:font-size-complex="10pt"/>
    </style:style>
    <style:style style:name="List6Level4" style:family="text">
      <style:text-properties style:font-name="Arial" fo:font-size="10pt" style:font-name-asian="Arial" style:font-size-asian="10pt" style:font-name-complex="Arial" style:font-size-complex="10pt"/>
    </style:style>
    <style:style style:name="List6Level5" style:family="text">
      <style:text-properties style:font-name="Arial" fo:font-size="10pt" style:font-name-asian="Arial" style:font-size-asian="10pt" style:font-name-complex="Arial" style:font-size-complex="10pt"/>
    </style:style>
    <style:style style:name="List6Level6" style:family="text">
      <style:text-properties style:font-name="Arial" fo:font-size="10pt" style:font-name-asian="Arial" style:font-size-asian="10pt" style:font-name-complex="Arial" style:font-size-complex="10pt"/>
    </style:style>
    <style:style style:name="List6Level7" style:family="text">
      <style:text-properties style:font-name="Arial" fo:font-size="10pt" style:font-name-asian="Arial" style:font-size-asian="10pt" style:font-name-complex="Arial" style:font-size-complex="10pt"/>
    </style:style>
    <style:style style:name="List6Level8" style:family="text">
      <style:text-properties style:font-name="Arial" fo:font-size="10pt" style:font-name-asian="Arial" style:font-size-asian="10pt" style:font-name-complex="Arial" style:font-size-complex="10pt"/>
    </style:style>
    <style:style style:name="List7Level0" style:family="text">
      <style:text-properties style:font-name="Arial" fo:font-size="10pt" style:font-name-asian="Arial" style:font-size-asian="10pt" style:font-name-complex="Arial" style:font-size-complex="10pt"/>
    </style:style>
    <style:style style:name="List7Level1" style:family="text">
      <style:text-properties style:font-name="Arial" fo:font-size="10pt" style:font-name-asian="Arial" style:font-size-asian="10pt" style:font-name-complex="Arial" style:font-size-complex="10pt"/>
    </style:style>
    <style:style style:name="List7Level2" style:family="text">
      <style:text-properties style:font-name="Arial" fo:font-size="10pt" style:font-name-asian="Arial" style:font-size-asian="10pt" style:font-name-complex="Arial" style:font-size-complex="10pt"/>
    </style:style>
    <style:style style:name="List7Level3" style:family="text">
      <style:text-properties style:font-name="Arial" fo:font-size="10pt" style:font-name-asian="Arial" style:font-size-asian="10pt" style:font-name-complex="Arial" style:font-size-complex="10pt"/>
    </style:style>
    <style:style style:name="List7Level4" style:family="text">
      <style:text-properties style:font-name="Arial" fo:font-size="10pt" style:font-name-asian="Arial" style:font-size-asian="10pt" style:font-name-complex="Arial" style:font-size-complex="10pt"/>
    </style:style>
    <style:style style:name="List7Level5" style:family="text">
      <style:text-properties style:font-name="Arial" fo:font-size="10pt" style:font-name-asian="Arial" style:font-size-asian="10pt" style:font-name-complex="Arial" style:font-size-complex="10pt"/>
    </style:style>
    <style:style style:name="List7Level6" style:family="text">
      <style:text-properties style:font-name="Arial" fo:font-size="10pt" style:font-name-asian="Arial" style:font-size-asian="10pt" style:font-name-complex="Arial" style:font-size-complex="10pt"/>
    </style:style>
    <style:style style:name="List7Level7" style:family="text">
      <style:text-properties style:font-name="Arial" fo:font-size="10pt" style:font-name-asian="Arial" style:font-size-asian="10pt" style:font-name-complex="Arial" style:font-size-complex="10pt"/>
    </style:style>
    <style:style style:name="List7Level8" style:family="text">
      <style:text-properties style:font-name="Arial" fo:font-size="10pt" style:font-name-asian="Arial" style:font-size-asian="10pt" style:font-name-complex="Arial" style:font-size-complex="10pt"/>
    </style:style>
    <style:style style:name="List8Level0" style:family="text">
      <style:text-properties style:font-name="Arial" fo:font-size="10pt" style:font-name-asian="Arial" style:font-size-asian="10pt" style:font-name-complex="Arial" style:font-size-complex="10pt"/>
    </style:style>
    <style:style style:name="List8Level1" style:family="text">
      <style:text-properties style:font-name="Arial" fo:font-size="10pt" style:font-name-asian="Arial" style:font-size-asian="10pt" style:font-name-complex="Arial" style:font-size-complex="10pt"/>
    </style:style>
    <style:style style:name="List8Level2" style:family="text">
      <style:text-properties style:font-name="Arial" fo:font-size="10pt" style:font-name-asian="Arial" style:font-size-asian="10pt" style:font-name-complex="Arial" style:font-size-complex="10pt"/>
    </style:style>
    <style:style style:name="List8Level3" style:family="text">
      <style:text-properties style:font-name="Arial" fo:font-size="10pt" style:font-name-asian="Arial" style:font-size-asian="10pt" style:font-name-complex="Arial" style:font-size-complex="10pt"/>
    </style:style>
    <style:style style:name="List8Level4" style:family="text">
      <style:text-properties style:font-name="Arial" fo:font-size="10pt" style:font-name-asian="Arial" style:font-size-asian="10pt" style:font-name-complex="Arial" style:font-size-complex="10pt"/>
    </style:style>
    <style:style style:name="List8Level5" style:family="text">
      <style:text-properties style:font-name="Arial" fo:font-size="10pt" style:font-name-asian="Arial" style:font-size-asian="10pt" style:font-name-complex="Arial" style:font-size-complex="10pt"/>
    </style:style>
    <style:style style:name="List8Level6" style:family="text">
      <style:text-properties style:font-name="Arial" fo:font-size="10pt" style:font-name-asian="Arial" style:font-size-asian="10pt" style:font-name-complex="Arial" style:font-size-complex="10pt"/>
    </style:style>
    <style:style style:name="List8Level7" style:family="text">
      <style:text-properties style:font-name="Arial" fo:font-size="10pt" style:font-name-asian="Arial" style:font-size-asian="10pt" style:font-name-complex="Arial" style:font-size-complex="10pt"/>
    </style:style>
    <style:style style:name="List8Level8" style:family="text">
      <style:text-properties style:font-name="Arial" fo:font-size="10pt" style:font-name-asian="Arial" style:font-size-asian="10pt" style:font-name-complex="Aria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1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1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2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2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3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3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4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4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4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4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4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4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4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4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5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5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5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5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5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5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5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5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6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6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6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6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6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6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6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6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7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7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8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8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8Level3" text:bullet-char="▪">
        <style:list-level-properties text:space-before="1.75in" text:min-label-width="0.25in"/>
        <style:text-properties style:font-name="Arial"/>
      </text:list-level-style-bullet>
      <text:list-level-style-bullet text:level="5" text:style-name="List8Level4" text:bullet-char="▪">
        <style:list-level-properties text:space-before="2.25in" text:min-label-width="0.25in"/>
        <style:text-properties style:font-name="Arial"/>
      </text:list-level-style-bullet>
      <text:list-level-style-bullet text:level="6" text:style-name="List8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8Level6" text:bullet-char="▪">
        <style:list-level-properties text:space-before="3.25in" text:min-label-width="0.25in"/>
        <style:text-properties style:font-name="Arial"/>
      </text:list-level-style-bullet>
      <text:list-level-style-bullet text:level="8" text:style-name="List8Level7" text:bullet-char="▪">
        <style:list-level-properties text:space-before="3.75in" text:min-label-width="0.25in"/>
        <style:text-properties style:font-name="Arial"/>
      </text:list-level-style-bullet>
      <text:list-level-style-bullet text:level="9" text:style-name="List8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717in" fo:margin-bottom="0.9453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editing-cycles>7</meta:editing-cycles>
    <dc:date>2014-07-13T12:46:38</dc:date>
    <meta:editing-duration>PT55M36S</meta:editing-duration>
    <meta:document-statistic meta:table-count="0" meta:image-count="1" meta:object-count="0" meta:page-count="2" meta:paragraph-count="50" meta:word-count="506" meta:character-count="3391"/>
  </office:meta>
</office:document-meta>
</file>